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ial" svg:font-family="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3bd3" officeooo:paragraph-rsid="001f3bd3"/>
    </style:style>
    <style:style style:name="P2" style:family="paragraph" style:parent-style-name="Standard">
      <style:paragraph-properties fo:text-align="center" style:justify-single-word="false"/>
      <style:text-properties fo:font-size="18pt" officeooo:rsid="001f3bd3" officeooo:paragraph-rsid="001f3bd3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f3bd3" officeooo:paragraph-rsid="001f3bd3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f3bd3" officeooo:paragraph-rsid="001f3bd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1f3bd3" officeooo:paragraph-rsid="001f3bd3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  <style:text-properties officeooo:rsid="001f4af7" officeooo:paragraph-rsid="001f4af7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1f3bd3" officeooo:paragraph-rsid="001f3bd3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f4af7" officeooo:paragraph-rsid="001f4af7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1f4af7" officeooo:paragraph-rsid="001f4af7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4pt" officeooo:rsid="001f3bd3" officeooo:paragraph-rsid="001f3bd3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4pt" officeooo:rsid="001f4af7" officeooo:paragraph-rsid="001f4af7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4pt" officeooo:rsid="00255065" officeooo:paragraph-rsid="00255065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0e7fe" officeooo:paragraph-rsid="0020e7f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0e7fe" officeooo:paragraph-rsid="0020e7f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2bc03" officeooo:paragraph-rsid="0022bc03"/>
    </style:style>
    <style:style style:name="P16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2bc03" officeooo:paragraph-rsid="0022bc03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2cccb" officeooo:paragraph-rsid="0022cccb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officeooo:rsid="0022cccb" officeooo:paragraph-rsid="0022cccb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paragraph-rsid="0022cccb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25d6c4" officeooo:paragraph-rsid="0025d6c4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cm" style:auto-text-indent="false" style:page-number="auto" fo:background-color="transparent"/>
      <style:text-properties officeooo:rsid="001f4af7" officeooo:paragraph-rsid="001f4af7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rsid="001f4af7" officeooo:paragraph-rsid="001f4af7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2cm" style:auto-text-indent="false" fo:background-color="transparent"/>
      <style:text-properties officeooo:rsid="00272c37" officeooo:paragraph-rsid="00272c37"/>
    </style:style>
    <style:style style:name="T1" style:family="text">
      <style:text-properties officeooo:rsid="0022cccb"/>
    </style:style>
    <style:style style:name="T2" style:family="text">
      <style:text-properties officeooo:rsid="00248c84"/>
    </style:style>
    <style:style style:name="T3" style:family="text">
      <style:text-properties officeooo:rsid="0025d6c4"/>
    </style:style>
    <style:style style:name="T4" style:family="text">
      <style:text-properties fo:color="#808080" style:font-name="DejaVu Sa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грамма телепередач</text:p>
      <text:p text:style-name="P1"/>
      <text:p text:style-name="P3">Общее описание</text:p>
      <text:p text:style-name="P1"/>
      <text:p text:style-name="P4">Видение продукта</text:p>
      <text:p text:style-name="P5">Программа телепередач должна являться единым ресурсом хранения технической и справочной информации по программе телепередач, которые берутся из двух источников (Все ТВ и Epg).</text:p>
      <text:p text:style-name="P7"/>
      <text:p text:style-name="P10">Функциональные требования</text:p>
      <text:p text:style-name="P8">1. Авторизация через домен или с помощью локальной учетной записи;</text:p>
      <text:p text:style-name="P8">2. <text:span text:style-name="T3">Скачивание файлов от поставщиков (xml/архив)</text:span></text:p>
      <text:p text:style-name="P20">3. Распаковка архива</text:p>
      <text:p text:style-name="P20">4. Парсинг xml от поставщиков и дальнейшее сохранение информации в БД</text:p>
      <text:p text:style-name="P20">5. Создание своего xmltv файла, для выдачи его в комтезу</text:p>
      <text:p text:style-name="P9"/>
      <text:p text:style-name="P11">Требования к серверу</text:p>
      <text:p text:style-name="P8">1. PostgreSQL 9.6</text:p>
      <text:p text:style-name="P8">2. Пакеты:</text:p>
      <text:p text:style-name="P21">2.1. git</text:p>
      <text:p text:style-name="P22">2.2. Django 2.1.5</text:p>
      <text:p text:style-name="P22">2.3. django-admin 1.3.2</text:p>
      <text:p text:style-name="P22">2.4. django-admin-tools 0.8.1</text:p>
      <text:p text:style-name="P22">2.5. psycopg2 2.7.7</text:p>
      <text:p text:style-name="P23">2.6. xml</text:p>
      <text:p text:style-name="P6"/>
      <text:p text:style-name="P11">Разворачивание проекта</text:p>
      <text:p text:style-name="P8">1. Клонируем проект из репозитория -</text:p>
      <text:p text:style-name="P8">2. Создаем виртуальное окружение virtualenv -p python3 ve</text:p>
      <text:p text:style-name="P8">3. Активируем созданное виртуальное окружение</text:p>
      <text:p text:style-name="P8">4. Устанавливаем зависимости pip install -r EPG/requirements/requirements.txt</text:p>
      <text:p text:style-name="P8">5. После установки зависимостей заходим в каталог проекта EPG/configs/settings и создаем файл local.py. Указываем настройки коннекта к БД и прочие нужные настройки</text:p>
      <text:p text:style-name="P8">6. Переходим в каталог EPG и запускаем миграцию</text:p>
      <text:p text:style-name="P9"/>
      <text:p text:style-name="P11">Руководство пользователя</text:p>
      <text:p text:style-name="P13"/>
      <text:p text:style-name="P13">Начало работы</text:p>
      <text:p text:style-name="P14">1. Перед началом работы необходимо создать суперпользователя через django manage.py.</text:p>
      <text:p text:style-name="P14">2. Зайти под ранее созданным пользователем в стандартную админку django (/admin) и завести типы параметров, которые будут использоваться .</text:p>
      <text:p text:style-name="P14"/>
      <text:p text:style-name="P13">Администрирование</text:p>
      <text:p text:style-name="P14">Пользователь имеет доступ в административную часть сайта.</text:p>
      <text:p text:style-name="P14"/>
      <text:p text:style-name="P12">Сущности</text:p>
      <text:p text:style-name="P12"/>
      <text:p text:style-name="P16">Поставщик</text:p>
      <text:p text:style-name="P15">1. Поставщик — наименование поставщика программы телепередач (100 символов)</text:p>
      <text:p text:style-name="P15"><text:soft-page-break/>2. Ссылка — сслыка на поставщика (150 символов)</text:p>
      <text:p text:style-name="P15">3. Логин — логин для авторизации (100 символов)</text:p>
      <text:p text:style-name="P15">4. <text:span text:style-name="T1">Пароль — пароль для авторизации (100 символов)</text:span></text:p>
      <text:p text:style-name="P17">5. Главный? - является ли поставщик главным</text:p>
      <text:p text:style-name="P18"/>
      <text:p text:style-name="P18">Dvb жанр</text:p>
      <text:p text:style-name="P19"><text:span text:style-name="T1">1. dvg код — коды жанров по международному стандарту ETSI (5 символов)</text:span></text:p>
      <text:p text:style-name="P17">2. Название жанра — расшифрованное название жанра <text:span text:style-name="T2">(100 символов)</text:span></text:p>
      <text:p text:style-name="P18">Канал</text:p>
      <text:p text:style-name="P17">1. id канала — код канала, указанный в xml файле</text:p>
      <text:p text:style-name="P17">2. Название канала — наименование канала <text:span text:style-name="T2">(250 символов)</text:span></text:p>
      <text:p text:style-name="P17">3. Логотип — логотип канала</text:p>
      <text:p text:style-name="P17"/>
      <text:p text:style-name="P18">Жанры</text:p>
      <text:p text:style-name="P17">1. Название жанра — наименование жанров <text:span text:style-name="T2">(250 символов)</text:span></text:p>
      <text:p text:style-name="P17"/>
      <text:p text:style-name="P18">Категория</text:p>
      <text:p text:style-name="P17">1. Название категории — наименование категории <text:span text:style-name="T2">(250 символов)</text:span></text:p>
      <text:p text:style-name="P17"/>
      <text:p text:style-name="P18">Программа</text:p>
      <text:p text:style-name="P17">1. Поставщик — <text:span text:style-name="T2">наименование поставщика, от которого приходит xml</text:span></text:p>
      <text:p text:style-name="P17">2. Название передачи — <text:span text:style-name="T2">наименование телепередачи (250 символов)</text:span></text:p>
      <text:p text:style-name="P17">3. Дата — <text:span text:style-name="T2">дата показа передечи</text:span></text:p>
      <text:p text:style-name="P17">4. Канал — <text:span text:style-name="T2">канал, на котором идет телепередача</text:span></text:p>
      <text:p text:style-name="P17">5. Начало передачи — <text:span text:style-name="T2">время начала телепередачи</text:span></text:p>
      <text:p text:style-name="P17">6. Конец передачи — <text:span text:style-name="T2">время окончания телепередачи</text:span></text:p>
      <text:p text:style-name="P17">7. Описание — <text:span text:style-name="T2">описание телепередачи/серии</text:span></text:p>
      <text:p text:style-name="P17">8. Жанры — <text:span text:style-name="T2">жанр телепередачи</text:span></text:p>
      <text:p text:style-name="P17">9. Категория — <text:span text:style-name="T2">категория телепередачи</text:span></text:p>
      <text:p text:style-name="P17">10. Название dvb жанра — <text:span text:style-name="T2">наименование жанра</text:span></text:p>
      <text:p text:style-name="P17">11. Страна — <text:span text:style-name="T2">страна, в которой снималась телепередачам (100 символов)</text:span></text:p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ial" svg:font-family="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17:30.565760459</meta:creation-date>
    <dc:date>2019-02-13T11:36:26.731486731</dc:date>
    <meta:editing-duration>PT20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357" meta:character-count="2648" meta:non-whitespace-character-count="2331"/>
  </office:meta>
</office:document-meta>
</file>